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05.31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201.7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ESP32-C6-EVB_Rev_A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11,R15,R27,R28,R29,R30,R3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k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5,R6,R7,R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,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23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4,R16,R25,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1,R22,R23,R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/100V/10%/X7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,C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,C7,C8,C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F/63V/20%/10x13MM/Low_ESR/RM5</text:p>
          </table:table-cell>
          <table:table-cell table:style-name="ce5" office:value-type="string" calcext:value-type="string">
            <text:p>CPOL-RM5mm_10.0x16.0mm_PTH</text:p>
          </table:table-cell>
          <table:table-cell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20%/Low_ESR/RM2.5/6x11mm</text:p>
          </table:table-cell>
          <table:table-cell table:style-name="ce5" office:value-type="string" calcext:value-type="string">
            <text:p>CPOL-RM2.5mm_6.3x11mm_PTH</text:p>
          </table:table-cell>
          <table:table-cell office:value-type="string" calcext:value-type="string">
            <text:p>C6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H/NRS3015T2R2MNGH/1.5A/</text:p>
            <text:p>DCR=72mR/20%/3.00x3.00x1.50mm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3uH/2A/DCR=0.1R/20%/</text:p>
            <text:p>DBS135(PD3316MT330)</text:p>
          </table:table-cell>
          <table:table-cell office:value-type="string" calcext:value-type="string">
            <text:p>DBS135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J58A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4148W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2,D3,D4,D5,D8,D9,D10,D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310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,LED2,LED3,LED4,PWR_LED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5,LED6,LED7,LED8,USER_LED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MUN2235LT1G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,T2,T3,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817CS_CYPC817(C-TP2)</text:p>
          </table:table-cell>
          <table:table-cell table:style-name="ce6" office:value-type="string" calcext:value-type="string">
            <text:p>H11A817C_SMD(PC817X3NIP06)_FP</text:p>
          </table:table-cell>
          <table:table-cell office:value-type="string" calcext:value-type="string">
            <text:p>OPT1,OPT2,OPT3,OP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C6-WROOM-1-N4</text:p>
          </table:table-cell>
          <table:table-cell table:style-name="ce6" office:value-type="string" calcext:value-type="string">
            <text:p>ESP32-C6-WROOM-1-xx-UNI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4138(ESOIC-8)</text:p>
          </table:table-cell>
          <table:table-cell office:value-type="string" calcext:value-type="string">
            <text:p>ESOIC-8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-0515</text:p>
          </table:table-cell>
          <table:table-cell office:value-type="string" calcext:value-type="string">
            <text:p>Relay_RAS-05-15</text:p>
          </table:table-cell>
          <table:table-cell office:value-type="string" calcext:value-type="string">
            <text:p>REL1,REL2,REL3,REL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C-16P-F(A40-00119-A52-12)</text:p>
          </table:table-cell>
          <table:table-cell table:style-name="ce6" office:value-type="string" calcext:value-type="string">
            <text:p>USB2.0_TYPE-C(A40-00119-A52-12)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G306-5.0-3P</text:p>
          </table:table-cell>
          <table:table-cell office:value-type="string" calcext:value-type="string">
            <text:p>TB3-DG306-5.0_3P</text:p>
          </table:table-cell>
          <table:table-cell office:value-type="string" calcext:value-type="string">
            <text:p>CON1,CON2,CON3,CON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G306-5.0-2P</text:p>
          </table:table-cell>
          <table:table-cell office:value-type="string" calcext:value-type="string">
            <text:p>TB2-DG306-5.0_2P</text:p>
          </table:table-cell>
          <table:table-cell office:value-type="string" calcext:value-type="string">
            <text:p>IN1,IN2,IN3,IN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DG306-5.0-2P)</text:p>
          </table:table-cell>
          <table:table-cell office:value-type="string" calcext:value-type="string">
            <text:p>TB2-DG306-5.0_2P</text:p>
          </table:table-cell>
          <table:table-cell office:value-type="string" calcext:value-type="string">
            <text:p>PW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J-2mm(YDJ-1136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10B-SRSS-TB</text:p>
          </table:table-cell>
          <table:table-cell office:value-type="string" calcext:value-type="string">
            <text:p>UEX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TS-A016-X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3.3V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U06S)</text:p>
          </table:table-cell>
          <table:table-cell office:value-type="string" calcext:value-type="string">
            <text:p>WU06S</text:p>
          </table:table-cell>
          <table:table-cell office:value-type="string" calcext:value-type="string">
            <text:p>ESP-PRO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10)</text:p>
          </table:table-cell>
          <table:table-cell office:value-type="string" calcext:value-type="string">
            <text:p>HN1x10</text:p>
          </table:table-cell>
          <table:table-cell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,R10,R1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3,R34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3-31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3-03-31T15:28:54.941334705</dc:date>
    <meta:editing-duration>PT1H25M41S</meta:editing-duration>
    <meta:editing-cycles>31</meta:editing-cycles>
    <meta:document-statistic meta:table-count="1" meta:cell-count="192" meta:object-count="0"/>
  </office:meta>
</office:document-meta>
</file>